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944in" text:min-label-width="0.25in"/>
      </text:list-level-style-number>
      <text:list-level-style-number text:level="2" text:style-name="WW_CharLFO1LVL2" style:num-suffix="." style:num-format="1">
        <style:list-level-properties text:space-before="1.1437in" text:min-label-width="0.25in"/>
      </text:list-level-style-number>
      <text:list-level-style-number text:level="3" style:num-suffix="." style:num-format="i">
        <style:list-level-properties fo:text-align="end" text:space-before="1.7687in" text:min-label-width="0.125in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fo:text-align="end" text:space-before="3.2687in" text:min-label-width="0.125in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fo:text-align="end" text:space-before="4.7687in" text:min-label-width="0.125in"/>
      </text:list-level-style-number>
    </text:list-style>
    <text:list-style style:name="LFO2">
      <text:list-level-style-bullet text:level="1" text:style-name="WW_CharLFO2LVL1" text:bullet-char="">
        <style:list-level-properties text:space-before="0.7222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22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22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22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22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22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22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22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222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text:style-name="WW_CharLFO3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">
        <style:list-level-properties text:space-before="0.6437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6979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1979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6979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1979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6979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1979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6979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1979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6979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8944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3944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8944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3944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8944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3944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894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394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text-properties fo:font-size="14pt" style:font-size-asian="14pt" style:font-size-complex="14pt"/>
    </style:style>
    <style:style style:name="P3" style:parent-style-name="Обычный" style:family="paragraph">
      <style:paragraph-properties fo:text-align="justify" fo:text-indent="0.3937in"/>
      <style:text-properties fo:font-size="14pt" style:font-size-asian="14pt" style:font-size-complex="14pt"/>
    </style:style>
    <style:style style:name="P4" style:parent-style-name="Обычный" style:family="paragraph">
      <style:paragraph-properties fo:text-align="justify" fo:text-indent="0.3937in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Основнойтекст" style:list-style-name="LFO7" style:family="paragraph">
      <style:paragraph-properties fo:margin-top="0in"/>
    </style:style>
    <style:style style:name="T12" style:parent-style-name="Основнойшрифтабзаца" style:family="text">
      <style:text-properties style:font-size-complex="14pt"/>
    </style:style>
    <style:style style:name="T13" style:parent-style-name="Основнойшрифтабзаца" style:family="text">
      <style:text-properties style:font-size-complex="14pt"/>
    </style:style>
    <style:style style:name="T14" style:parent-style-name="Основнойшрифтабзаца" style:family="text">
      <style:text-properties style:font-size-complex="14pt"/>
    </style:style>
    <style:style style:name="T15" style:parent-style-name="Основнойшрифтабзаца" style:family="text">
      <style:text-properties style:font-size-complex="14pt"/>
    </style:style>
    <style:style style:name="T16" style:parent-style-name="Основнойшрифтабзаца" style:family="text">
      <style:text-properties style:font-size-complex="14pt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style:font-size-complex="14pt"/>
    </style:style>
    <style:style style:name="T19" style:parent-style-name="Основнойшрифтабзаца" style:family="text">
      <style:text-properties style:font-size-complex="14pt"/>
    </style:style>
    <style:style style:name="P20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justify" fo:text-indent="0.3937in"/>
      <style:text-properties fo:font-size="14pt" style:font-size-asian="14pt" style:font-size-complex="14pt"/>
    </style:style>
    <style:style style:name="P22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23" style:parent-style-name="Обычный" style:list-style-name="LFO7" style:family="paragraph">
      <style:paragraph-properties fo:text-align="justify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P43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44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45" style:parent-style-name="Основнойтекст" style:family="paragraph">
      <style:paragraph-properties fo:margin-top="0in" fo:text-indent="0.5in"/>
    </style:style>
    <style:style style:name="T46" style:parent-style-name="Основнойшрифтабзаца" style:family="text">
      <style:text-properties style:font-size-complex="14pt"/>
    </style:style>
    <style:style style:name="T47" style:parent-style-name="Основнойшрифтабзаца" style:family="text">
      <style:text-properties style:font-size-complex="14pt"/>
    </style:style>
    <style:style style:name="T48" style:parent-style-name="Основнойшрифтабзаца" style:family="text">
      <style:text-properties style:font-size-complex="14pt"/>
    </style:style>
    <style:style style:name="T49" style:parent-style-name="Основнойшрифтабзаца" style:family="text">
      <style:text-properties style:font-size-complex="14pt"/>
    </style:style>
    <style:style style:name="T50" style:parent-style-name="Основнойшрифтабзаца" style:family="text">
      <style:text-properties style:font-size-complex="14pt"/>
    </style:style>
    <style:style style:name="T51" style:parent-style-name="Основнойшрифтабзаца" style:family="text">
      <style:text-properties style:font-size-complex="14pt"/>
    </style:style>
    <style:style style:name="T52" style:parent-style-name="Основнойшрифтабзаца" style:family="text">
      <style:text-properties style:font-size-complex="14pt"/>
    </style:style>
    <style:style style:name="T53" style:parent-style-name="Основнойшрифтабзаца" style:family="text">
      <style:text-properties style:font-size-complex="14pt"/>
    </style:style>
    <style:style style:name="T54" style:parent-style-name="Основнойшрифтабзаца" style:family="text">
      <style:text-properties style:font-size-complex="14pt"/>
    </style:style>
    <style:style style:name="T55" style:parent-style-name="Основнойшрифтабзаца" style:family="text">
      <style:text-properties style:font-size-complex="14pt"/>
    </style:style>
    <style:style style:name="T56" style:parent-style-name="Основнойшрифтабзаца" style:family="text">
      <style:text-properties style:font-size-complex="14pt"/>
    </style:style>
    <style:style style:name="T57" style:parent-style-name="Основнойшрифтабзаца" style:family="text">
      <style:text-properties style:font-size-complex="14pt"/>
    </style:style>
    <style:style style:name="T58" style:parent-style-name="Основнойшрифтабзаца" style:family="text">
      <style:text-properties style:font-size-complex="14pt"/>
    </style:style>
    <style:style style:name="T59" style:parent-style-name="Основнойшрифтабзаца" style:family="text">
      <style:text-properties style:font-size-complex="14pt"/>
    </style:style>
    <style:style style:name="T60" style:parent-style-name="Основнойшрифтабзаца" style:family="text">
      <style:text-properties style:font-size-complex="14pt"/>
    </style:style>
    <style:style style:name="T61" style:parent-style-name="Основнойшрифтабзаца" style:family="text">
      <style:text-properties style:font-size-complex="14pt"/>
    </style:style>
    <style:style style:name="T62" style:parent-style-name="Основнойшрифтабзаца" style:family="text">
      <style:text-properties style:font-size-complex="14pt"/>
    </style:style>
    <style:style style:name="T63" style:parent-style-name="Основнойшрифтабзаца" style:family="text">
      <style:text-properties style:font-size-complex="14pt"/>
    </style:style>
    <style:style style:name="T64" style:parent-style-name="Основнойшрифтабзаца" style:family="text">
      <style:text-properties style:font-size-complex="14pt"/>
    </style:style>
    <style:style style:name="T65" style:parent-style-name="Основнойшрифтабзаца" style:family="text">
      <style:text-properties style:font-size-complex="14pt"/>
    </style:style>
    <style:style style:name="T66" style:parent-style-name="Основнойшрифтабзаца" style:family="text">
      <style:text-properties style:font-size-complex="14pt"/>
    </style:style>
    <style:style style:name="T67" style:parent-style-name="Основнойшрифтабзаца" style:family="text">
      <style:text-properties style:font-size-complex="14pt"/>
    </style:style>
    <style:style style:name="T68" style:parent-style-name="Основнойшрифтабзаца" style:family="text">
      <style:text-properties style:font-size-complex="14pt"/>
    </style:style>
    <style:style style:name="T69" style:parent-style-name="Основнойшрифтабзаца" style:family="text">
      <style:text-properties style:font-size-complex="14pt"/>
    </style:style>
    <style:style style:name="T70" style:parent-style-name="Основнойшрифтабзаца" style:family="text">
      <style:text-properties style:font-size-complex="14pt"/>
    </style:style>
    <style:style style:name="T71" style:parent-style-name="Основнойшрифтабзаца" style:family="text">
      <style:text-properties style:font-size-complex="14pt"/>
    </style:style>
    <style:style style:name="T72" style:parent-style-name="Основнойшрифтабзаца" style:family="text">
      <style:text-properties style:font-size-complex="14pt"/>
    </style:style>
    <style:style style:name="T73" style:parent-style-name="Основнойшрифтабзаца" style:family="text">
      <style:text-properties style:font-size-complex="14pt"/>
    </style:style>
    <style:style style:name="T74" style:parent-style-name="Основнойшрифтабзаца" style:family="text">
      <style:text-properties style:font-size-complex="14pt"/>
    </style:style>
    <style:style style:name="T75" style:parent-style-name="Основнойшрифтабзаца" style:family="text">
      <style:text-properties style:font-size-complex="14pt"/>
    </style:style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T79" style:parent-style-name="Основнойшрифтабзаца" style:family="text">
      <style:text-properties style:font-size-complex="14pt"/>
    </style:style>
    <style:style style:name="T80" style:parent-style-name="Основнойшрифтабзаца" style:family="text">
      <style:text-properties style:font-size-complex="14pt"/>
    </style:style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/>
    </style:style>
    <style:style style:name="T86" style:parent-style-name="Основнойшрифтабзаца" style:family="text">
      <style:text-properties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style:font-size-complex="14pt"/>
    </style:style>
    <style:style style:name="T92" style:parent-style-name="Основнойшрифтабзаца" style:family="text">
      <style:text-properties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style:font-size-complex="14pt"/>
    </style:style>
    <style:style style:name="T96" style:parent-style-name="Основнойшрифтабзаца" style:family="text">
      <style:text-properties style:font-size-complex="14pt"/>
    </style:style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T100" style:parent-style-name="Основнойшрифтабзаца" style:family="text">
      <style:text-properties style:font-size-complex="14pt"/>
    </style:style>
    <style:style style:name="T101" style:parent-style-name="Основнойшрифтабзаца" style:family="text">
      <style:text-properties style:font-size-complex="14pt"/>
    </style:style>
    <style:style style:name="T102" style:parent-style-name="Основнойшрифтабзаца" style:family="text">
      <style:text-properties style:font-weight-complex="bold" style:font-size-complex="14pt"/>
    </style:style>
    <style:style style:name="T103" style:parent-style-name="Основнойшрифтабзаца" style:family="text">
      <style:text-properties style:font-name="Symbol" style:font-name-asian="Symbol" style:font-name-complex="Symbol" fo:font-weight="bold" style:font-weight-asian="bold" style:font-weight-complex="bold" style:font-size-complex="14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05" style:parent-style-name="Основнойшрифтабзаца" style:family="text">
      <style:text-properties style:font-weight-complex="bold" style:font-size-complex="14pt"/>
    </style:style>
    <style:style style:name="T106" style:parent-style-name="Основнойшрифтабзаца" style:family="text">
      <style:text-properties style:font-size-complex="14pt"/>
    </style:style>
    <style:style style:name="T107" style:parent-style-name="Основнойшрифтабзаца" style:family="text">
      <style:text-properties style:font-name="Symbol" style:font-name-asian="Symbol" style:font-name-complex="Symbol" style:font-size-complex="14pt"/>
    </style:style>
    <style:style style:name="T108" style:parent-style-name="Основнойшрифтабзаца" style:family="text">
      <style:text-properties style:font-size-complex="14pt"/>
    </style:style>
    <style:style style:name="T109" style:parent-style-name="Основнойшрифтабзаца" style:family="text">
      <style:text-properties style:font-weight-complex="bold" style:font-size-complex="14pt"/>
    </style:style>
    <style:style style:name="T110" style:parent-style-name="Основнойшрифтабзаца" style:family="text">
      <style:text-properties style:font-name="Symbol" style:font-name-asian="Symbol" style:font-name-complex="Symbol" style:font-weight-complex="bold" fo:language="en" fo:country="US"/>
    </style:style>
    <style:style style:name="T111" style:parent-style-name="Основнойшрифтабзаца" style:family="text">
      <style:text-properties style:font-weight-complex="bold"/>
    </style:style>
    <style:style style:name="T112" style:parent-style-name="Основнойшрифтабзаца" style:family="text">
      <style:text-properties fo:font-weight="bold" style:font-weight-asian="bold" style:font-weight-complex="bold"/>
    </style:style>
    <style:style style:name="T113" style:parent-style-name="Основнойшрифтабзаца" style:family="text">
      <style:text-properties style:font-name="Symbol" style:font-name-asian="Symbol" style:font-name-complex="Symbol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P115" style:parent-style-name="Основнойтекст" style:family="paragraph">
      <style:paragraph-properties fo:margin-top="0in" fo:text-indent="0.5in"/>
    </style:style>
    <style:style style:name="P116" style:parent-style-name="Обычный" style:family="paragraph">
      <style:paragraph-properties fo:text-align="justify" fo:text-indent="0.5in">
        <style:tab-stops>
          <style:tab-stop style:type="left" style:position="0in"/>
        </style:tab-stops>
      </style:paragraph-properties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list-style-name="LFO7" style:family="paragraph">
      <style:paragraph-properties fo:text-align="justify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Обычный" style:list-style-name="LFO7" style:family="paragraph">
      <style:paragraph-properties fo:text-align="justify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158" style:parent-style-name="Обычный" style:list-style-name="LFO7" style:family="paragraph">
      <style:paragraph-properties fo:text-align="justify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Основнойтекст" style:family="paragraph">
      <style:paragraph-properties fo:margin-top="0in" fo:text-indent="0.5in"/>
    </style:style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style:font-size-complex="14pt"/>
    </style:style>
    <style:style style:name="T176" style:parent-style-name="Основнойшрифтабзаца" style:family="text">
      <style:text-properties style:font-size-complex="14pt"/>
    </style:style>
    <style:style style:name="T177" style:parent-style-name="Основнойшрифтабзаца" style:family="text">
      <style:text-properties style:font-size-complex="14pt"/>
    </style:style>
    <style:style style:name="T178" style:parent-style-name="Основнойшрифтабзаца" style:family="text">
      <style:text-properties style:font-size-complex="14pt"/>
    </style:style>
    <style:style style:name="T179" style:parent-style-name="Основнойшрифтабзаца" style:family="text">
      <style:text-properties style:font-size-complex="14pt"/>
    </style:style>
    <style:style style:name="T180" style:parent-style-name="Основнойшрифтабзаца" style:family="text">
      <style:text-properties fo:font-weight="bold" style:font-weight-asian="bold" style:font-size-complex="14pt"/>
    </style:style>
    <style:style style:name="T181" style:parent-style-name="Основнойшрифтабзаца" style:family="text">
      <style:text-properties style:font-size-complex="14pt"/>
    </style:style>
    <style:style style:name="T182" style:parent-style-name="Основнойшрифтабзаца" style:family="text">
      <style:text-properties style:font-size-complex="14pt"/>
    </style:style>
    <style:style style:name="P183" style:parent-style-name="Обычный" style:family="paragraph">
      <style:paragraph-properties fo:text-align="justify" fo:text-indent="0.5in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P190" style:parent-style-name="Обычный" style:list-style-name="LFO7" style:family="paragraph">
      <style:paragraph-properties fo:text-align="justify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P228" style:parent-style-name="Обычный" style:list-style-name="LFO7" style:family="paragraph">
      <style:paragraph-properties fo:text-align="justify"/>
      <style:text-properties fo:font-size="14pt" style:font-size-asian="14pt" style:font-size-complex="14pt"/>
    </style:style>
    <style:style style:name="P229" style:parent-style-name="Обычный" style:family="paragraph">
      <style:paragraph-properties fo:text-align="justify" fo:text-indent="0.5in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P243" style:parent-style-name="Основнойтекст" style:family="paragraph">
      <style:paragraph-properties fo:margin-top="0in" fo:text-indent="0.5in"/>
    </style:style>
    <style:style style:name="T244" style:parent-style-name="Основнойшрифтабзаца" style:family="text">
      <style:text-properties style:font-size-complex="14pt"/>
    </style:style>
    <style:style style:name="T245" style:parent-style-name="Основнойшрифтабзаца" style:family="text">
      <style:text-properties style:font-size-complex="14pt"/>
    </style:style>
    <style:style style:name="T246" style:parent-style-name="Основнойшрифтабзаца" style:family="text">
      <style:text-properties style:font-size-complex="14pt"/>
    </style:style>
    <style:style style:name="T247" style:parent-style-name="Основнойшрифтабзаца" style:family="text">
      <style:text-properties style:font-size-complex="14pt"/>
    </style:style>
    <style:style style:name="T248" style:parent-style-name="Основнойшрифтабзаца" style:family="text">
      <style:text-properties style:font-size-complex="14pt"/>
    </style:style>
    <style:style style:name="T249" style:parent-style-name="Основнойшрифтабзаца" style:family="text">
      <style:text-properties style:font-size-complex="14pt"/>
    </style:style>
    <style:style style:name="T250" style:parent-style-name="Основнойшрифтабзаца" style:family="text">
      <style:text-properties style:font-size-complex="14pt"/>
    </style:style>
    <style:style style:name="P251" style:parent-style-name="Обычный" style:family="paragraph">
      <style:paragraph-properties fo:text-align="justify" fo:text-indent="0.3937in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P257" style:parent-style-name="Обычный" style:family="paragraph">
      <style:paragraph-properties fo:text-align="justify" fo:text-indent="0.375in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4.9 Поиск и эвакуация спускаемого аппарата</text:p>
      <text:p text:style-name="P2"/>
      <text:p text:style-name="P3">Спускаемый аппарат входит в состав возвращаемого аппарата и предназначен для размещения в нём образцов грунта Фобоса, для обеспечения входа в атмосферу Земли, торможения в ней и посадки в заданном районе поверхности Земли.</text:p>
      <text:p text:style-name="P4"><text:span text:style-name="T5">Надёжность выполнения поисково-эвакуационных работ обеспечива</text:span><text:span text:style-name="T6">е</text:span><text:span text:style-name="T7">тся функциональной избыточностью используемых технических средств обнаруж</text:span><text:span text:style-name="T8">е</text:span><text:span text:style-name="T9">ния и поиска спускаемого аппарата</text:span><text:span text:style-name="T10">, при этом должно учитываться следующее:</text:span></text:p>
      <text:list text:style-name="LFO7" text:continue-numbering="true">
        <text:list-item>
          <text:p text:style-name="P11"><text:span text:style-name="T12">планируемое время прилёта на Землю спускаемого аппарата должно быть огр</text:span><text:span text:style-name="T13">а</text:span><text:span text:style-name="T14">ничено летними месяцами<text:s/></text:span><text:span text:style-name="T15">(июнь -<text:s/></text:span><text:span text:style-name="T16">сентябрь</text:span><text:span text:style-name="T17"><text:s/>201</text:span><text:span text:style-name="T18">4</text:span><text:span text:style-name="T19"><text:s/>года);</text:span></text:p>
        </text:list-item>
        <text:list-item>
          <text:p text:style-name="P20">коррекции траектории полёта возвращаемого аппарата должны быть проведены для обеспечения как можно большего времени наблюдения спускаемого аппарата<text:s/>радиолокационными и оптическими<text:s/>измерительными<text:s/>средствами<text:s/>полигона посадки-полигона<text:s/>РВСН<text:s/><text:s text:c="2"/>«Сары-Шаган»).</text:p>
        </text:list-item>
      </text:list>
      <text:p text:style-name="P21">Этапами<text:s/>работы<text:s/>и основными решаемыми задачами<text:s/>системы поиска<text:s/>являются:<text:s/></text:p>
      <text:list text:style-name="LFO7" text:continue-numbering="true">
        <text:list-item>
          <text:p text:style-name="P22">на<text:s/>этапе<text:s/>до входа в атмосферу Земли<text:s/>проводятся измерения<text:s/>траектории полёта СА в составе возвращаемого <text:s/>аппарата<text:s/>после проведения последней коррекции траектории полёта перед входом в плотные слои атмосферы Земли;</text:p>
        </text:list-item>
        <text:list-item>
          <text:p text:style-name="P23"><text:span text:style-name="T24">на<text:s/></text:span><text:span text:style-name="T25">этап</text:span><text:span text:style-name="T26">е</text:span><text:span text:style-name="T27"><text:s/>полёта<text:s/></text:span><text:span text:style-name="T28">СА<text:s/></text:span><text:span text:style-name="T29">в атмосфере<text:s/></text:span><text:span text:style-name="T30">Земли<text:s/></text:span><text:span text:style-name="T31">проводятся</text:span><text:span text:style-name="T32"><text:s/></text:span><text:span text:style-name="T33">измерения</text:span><text:span text:style-name="T34"><text:s/>траектории спуска<text:s/></text:span><text:span text:style-name="T35">СА</text:span><text:span text:style-name="T36"><text:s/></text:span><text:span text:style-name="T37">в атмосфере Земли</text:span><text:span text:style-name="T38"><text:s/>и определение</text:span><text:span text:style-name="T39"><text:s/>точки<text:s/></text:span><text:span text:style-name="T40">его<text:s/></text:span><text:span text:style-name="T41">посадки</text:span><text:span text:style-name="T42">;</text:span></text:p>
        </text:list-item>
        <text:list-item>
          <text:p text:style-name="P43">на<text:s/>этапе<text:s/>после посадки на поверхность Земли проводится<text:s/>поиск СА после приземления;</text:p>
        </text:list-item>
        <text:list-item>
          <text:p text:style-name="P44">на последнем<text:s/>этапе проводится эвакуация<text:s/>СА.</text:p>
        </text:list-item>
      </text:list>
      <text:p text:style-name="P45"><text:span text:style-name="T46">На первом этапе наземными станциями</text:span><text:span text:style-name="T47"><text:s/>управления Уссурийск, Медвежьи Озера и Евпатория</text:span><text:span text:style-name="T48"><text:s/>(по отдельному решению)</text:span><text:span text:style-name="T49"><text:s/></text:span><text:span text:style-name="T50">проводятся<text:s/></text:span><text:span text:style-name="T51"><text:s/></text:span><text:span text:style-name="T52">измерения текущих навигационных параметров</text:span><text:span text:style-name="T53"><text:s/>с погрешностями не б</text:span><text:span text:style-name="T54">о</text:span><text:span text:style-name="T55">лее<text:s/></text:span><text:span text:style-name="T56"><text:s/></text:span><text:span text:style-name="T57">20</text:span><text:span text:style-name="T58"><text:s/></text:span><text:span text:style-name="T59">м по дальности и 0.5</text:span><text:span text:style-name="T60"><text:s/></text:span><text:span text:style-name="T61">мм/с по доплеровской скорости. Тем самым<text:s/></text:span><text:span text:style-name="T62">будут<text:s/></text:span><text:span text:style-name="T63">определ</text:span><text:span text:style-name="T64">ены</text:span><text:span text:style-name="T65"><text:s/>параметры возвратной траектории ВА на подлёте к Земле до высот 125</text:span><text:span text:style-name="T66"><text:s/></text:span><text:span text:style-name="T67">км.<text:s/></text:span><text:span text:style-name="T68">Траект</text:span><text:span text:style-name="T69">о</text:span><text:span text:style-name="T70">рия полёта возвращаемого аппарата относительно расчётной точки поса</text:span><text:span text:style-name="T71">д</text:span><text:span text:style-name="T72">ки на земную поверхность, рассчитанная баллистическ</text:span><text:span text:style-name="T73">ими центрами по этим измерениям -<text:s/></text:span><text:span text:style-name="T74">радиус трубки подлётных траекторий</text:span><text:span text:style-name="T75">,</text:span><text:span text:style-name="T76"><text:s/></text:span><text:span text:style-name="T77">должна<text:s/></text:span><text:span text:style-name="T78">составлят</text:span><text:span text:style-name="T79">ь</text:span><text:span text:style-name="T80"><text:s/>не более<text:s/></text:span><text:span text:style-name="T81">30 км. Проведение коррекций на подлёте к Земле и измерения текущих навигационных п</text:span><text:span text:style-name="T82">а</text:span><text:span text:style-name="T83">раметров после проведённых коррекций<text:s/></text:span><text:span text:style-name="T84">уточняют</text:span><text:span text:style-name="T85"><text:s/>радиус трубки фактич</text:span><text:span text:style-name="T86">е</text:span><text:span text:style-name="T87">ской подлётной траектории до</text:span><text:span text:style-name="T88"><text:s/></text:span><text:span text:style-name="T89">3</text:span><text:span text:style-name="T90"><text:s/></text:span><text:span text:style-name="T91">км внутри<text:s/></text:span><text:span text:style-name="T92">трубки подлётных траекторий</text:span><text:span text:style-name="T93"><text:s/>30 км.</text:span><text:span text:style-name="T94"><text:s/></text:span><text:span text:style-name="T95">При этом размеры полуосей эллипса рассеивания от математич</text:span><text:span text:style-name="T96">е</text:span><text:span text:style-name="T97">ского ожидания точки посадки<text:s/></text:span><text:span text:style-name="T98">составит</text:span><text:span text:style-name="T99"><text:s/>не б</text:span><text:span text:style-name="T100">о</text:span><text:span text:style-name="T101">лее</text:span><text:span text:style-name="T102"><text:s/></text:span><text:span text:style-name="T103"></text:span><text:span text:style-name="T104"><text:s/></text:span><text:span text:style-name="T105">15 км</text:span><text:span text:style-name="T106"><text:s text:c="2"/>вдоль трассы спуска (3</text:span><text:span text:style-name="T107"></text:span><text:span text:style-name="T108">) и не более</text:span><text:span text:style-name="T109"><text:s text:c="9"/></text:span><text:span text:style-name="T110"></text:span><text:span text:style-name="T111"><text:s/>12 км</text:span><text:span text:style-name="T112"><text:s/></text:span>поперек трассы спуска (3<text:span text:style-name="T113"></text:span>).<text:span text:style-name="T114"><text:s/></text:span></text:p>
      <text:soft-page-break/>
      <text:p text:style-name="P115">Баллистико-навигационная информация,<text:s/>рассчитанная по измерениям<text:s/><text:s/>текущих навигационных параметров после проведённых коррекций,<text:s/>должна оперативно передаваться<text:s/>в ЦУП-ФГ ( ЦУП<text:s/>НПО им. С. А. Лавочкина)<text:s/>и<text:s/>командный пункт<text:s/>полигона «Сары-Шаган» для расчёта целеуказаний привлекаемым на втором этапе измерительным средствам<text:s/>полигона.</text:p>
      <text:p text:style-name="P116"><text:span text:style-name="T117">На втором этапе измерения</text:span><text:span text:style-name="T118"><text:s/>траектории спуска<text:s/></text:span><text:span text:style-name="T119">СА</text:span><text:span text:style-name="T120"><text:s/></text:span><text:span text:style-name="T121">в атмосфере Земли</text:span><text:span text:style-name="T122"><text:s/>осуществляют измерительные средства<text:s/></text:span><text:span text:style-name="T123">полигона «Сары-Шаган»</text:span><text:span text:style-name="T124">:</text:span></text:p>
      <text:list text:style-name="LFO7" text:continue-numbering="true">
        <text:list-item>
          <text:p text:style-name="P125"><text:span text:style-name="T126">р</text:span><text:span text:style-name="T127">адиолокационными станцими</text:span><text:span text:style-name="T128"><text:s/></text:span><text:span text:style-name="T129">наземного базирования</text:span><text:span text:style-name="T130"><text:s/></text:span><text:span text:style-name="T131">с погрешностью не б</text:span><text:span text:style-name="T132">о</text:span><text:span text:style-name="T133">лее ±</text:span><text:span text:style-name="T134">100</text:span><text:span text:style-name="T135"><text:s/></text:span><text:span text:style-name="T136">м</text:span><text:span text:style-name="T137"><text:s/></text:span><text:span text:style-name="T138">с высот</text:span><text:span text:style-name="T139"><text:s/>200</text:span><text:span text:style-name="T140">км</text:span><text:span text:style-name="T141">;</text:span></text:p>
        </text:list-item>
        <text:list-item>
          <text:p text:style-name="P142"><text:span text:style-name="T143">электронно-оптическими станциями</text:span><text:span text:style-name="T144"><text:s/>инфракр</text:span><text:span text:style-name="T145">асного диапазона с погрешностью</text:span><text:span text:style-name="T146"><text:s/></text:span><text:span text:style-name="T147">по углу</text:span><text:span text:style-name="T148"><text:s/>а</text:span><text:span text:style-name="T149">зимута не более 6 угловых минут, по углу</text:span><text:span text:style-name="T150"><text:s/>места не более 4</text:span><text:span text:style-name="T151"><text:s/>угловых минут<text:s/></text:span><text:span text:style-name="T152">до высот, на которых температура СА превышает температуру окружающей ср</text:span><text:span text:style-name="T153">е</text:span><text:span text:style-name="T154">ды на 100</text:span><text:span text:style-name="T155"><text:s/></text:span><text:span text:style-name="T156">°С;</text:span></text:p>
        </text:list-item>
        <text:list-item>
          <text:p text:style-name="P157">электронно-оптическими станциями<text:s/>видимого диапазона<text:s/>с погрешностью по углу<text:s/>азимута не более 10 угловых секунд, по углу<text:s/>места не более 10 угловых секунд.</text:p>
        </text:list-item>
        <text:list-item>
          <text:p text:style-name="P158"><text:span text:style-name="T159">о</text:span><text:span text:style-name="T160">птическими системами визуального наблюдения (постами</text:span><text:span text:style-name="T161"><text:s/>визуального наблюдения)<text:s/></text:span><text:span text:style-name="T162">с<text:s/></text:span><text:span text:style-name="T163">погрешность измерений угла азимута н</text:span><text:span text:style-name="T164">а</text:span><text:span text:style-name="T165">правления на<text:s/></text:span><text:span text:style-name="T166">точку падения<text:s/></text:span><text:span text:style-name="T167">СА<text:s/></text:span><text:span text:style-name="T168">не более</text:span><text:span text:style-name="T169"><text:s/></text:span><text:span text:style-name="T170">2</text:span><text:span text:style-name="T171"><text:s/></text:span><text:span text:style-name="T172">°.</text:span></text:p>
        </text:list-item>
      </text:list>
      <text:p text:style-name="P173"><text:span text:style-name="T174">Определение точки посадки СА осуществляется на создаваемом рабочем месте оператора</text:span><text:span text:style-name="T175">,</text:span><text:span text:style-name="T176"><text:s/>на вход которого поступают измеренные параметры</text:span><text:span text:style-name="T177"><text:s/></text:span><text:span text:style-name="T178">траектории спуска<text:s/></text:span><text:span text:style-name="T179">СА</text:span><text:span text:style-name="T180"><text:s/></text:span><text:span text:style-name="T181">в атмосфере Земли</text:span><text:span text:style-name="T182">.</text:span></text:p>
      <text:p text:style-name="P183"><text:span text:style-name="T184">На третьем этапе с</text:span><text:span text:style-name="T185">редства поиска спускаемого аппарата после его приземления</text:span><text:span text:style-name="T186"><text:s/></text:span><text:span text:style-name="T187">включают в с</text:span><text:span text:style-name="T188">е</text:span><text:span text:style-name="T189">бя:</text:span></text:p>
      <text:list text:style-name="LFO7" text:continue-numbering="true">
        <text:list-item>
          <text:p text:style-name="P190"><text:span text:style-name="T191">р</text:span><text:span text:style-name="T192">адиолокационн</text:span><text:span text:style-name="T193">ую</text:span><text:span text:style-name="T194"><text:s/>станци</text:span><text:span text:style-name="T195">ю</text:span><text:span text:style-name="T196"><text:s/></text:span><text:span text:style-name="T197">авиационного базирования<text:s/></text:span><text:span text:style-name="T198">с синтезированной апертурой</text:span><text:span text:style-name="T199">, устанавлива</text:span><text:span text:style-name="T200">е</text:span><text:span text:style-name="T201">мую на борту вертолёта<text:s/></text:span><text:span text:style-name="T202"><text:s text:c="2"/></text:span><text:span text:style-name="T203">МИ-8 и<text:s/></text:span><text:span text:style-name="T204">обеспечи</text:span><text:span text:style-name="T205">вающей определение<text:s/></text:span><text:span text:style-name="T206">координат<text:s/></text:span><text:span text:style-name="T207">точки посадки СА<text:s/></text:span><text:span text:style-name="T208">с погрешностью не более ±</text:span><text:span text:style-name="T209"><text:s/>60</text:span><text:span text:style-name="T210"><text:s/>м;</text:span><text:span text:style-name="T211"><text:s/></text:span><text:span text:style-name="T212">в</text:span><text:span text:style-name="T213"><text:s/>качестве р</text:span><text:span text:style-name="T214">адиолокационн</text:span><text:span text:style-name="T215">ой</text:span><text:span text:style-name="T216"><text:s/>станци</text:span><text:span text:style-name="T217">и</text:span><text:span text:style-name="T218"><text:s/>с синтезированной апертурой<text:s/></text:span><text:span text:style-name="T219">используется</text:span><text:span text:style-name="T220"><text:s/></text:span><text:span text:style-name="T221">ранее</text:span><text:span text:style-name="T222"><text:s/>разработан</text:span><text:span text:style-name="T223">н</text:span><text:span text:style-name="T224">а</text:span><text:span text:style-name="T225">я</text:span><text:span text:style-name="T226"><text:s/></text:span><text:span text:style-name="T227">и уже имеющаяся в наличии РЛС;</text:span></text:p>
        </text:list-item>
        <text:list-item>
          <text:p text:style-name="P228">беспилотные летательные аппараты разработки<text:s/><text:s text:c="31"/>«НПО имени<text:s/>С. А. Лавочкина».</text:p>
        </text:list-item>
      </text:list>
      <text:p text:style-name="P229"><text:span text:style-name="T230">На четвертом этапе проводится производится э</text:span><text:span text:style-name="T231">вакуация спускаемого аппарата с места его приземл</text:span><text:span text:style-name="T232">е</text:span><text:span text:style-name="T233">ния</text:span><text:span text:style-name="T234"><text:s/>силами и с</text:span><text:span text:style-name="T235">редствами полигона<text:s/></text:span><text:span text:style-name="T236"><text:s text:c="10"/></text:span><text:span text:style-name="T237">«Сары-Шаган» и<text:s/></text:span><text:span text:style-name="T238">Российского космического агентства</text:span><text:span text:style-name="T239">, с</text:span><text:span text:style-name="T240">остав поисковых сил уточняется перед стартом возвращаемого аппарата с о</text:span><text:span text:style-name="T241">р</text:span><text:span text:style-name="T242">биты Марса к Земле.</text:span></text:p>
      <text:p text:style-name="P243"><text:span text:style-name="T244">После визуального обнаружения спускаемого аппарата экипаж вертолёта по</text:span><text:span text:style-name="T245">д</text:span><text:span text:style-name="T246">бирает площадку на безопасном удалении от СА и с разрешения руководителя работ производит посадку с наветренной стороны, на удалении не менее 50</text:span><text:span text:style-name="T247"><text:s/></text:span><text:span text:style-name="T248">м от ме</text:span><text:span text:style-name="T249">с</text:span><text:span text:style-name="T250">та приземления.</text:span></text:p>
      <text:p text:style-name="P251"><text:span text:style-name="T252">Фактические координаты посадки спускаемого аппарата определяются с и</text:span><text:span text:style-name="T253">с</text:span><text:span text:style-name="T254">пользованием аппаратуры<text:s/></text:span><text:span text:style-name="T255">GPS</text:span><text:span text:style-name="T256">-2.</text:span></text:p>
      <text:p text:style-name="P257"><text:span text:style-name="T258">Решен</text:span><text:span text:style-name="T259">ие на вылет авиационных средств</text:span><text:span text:style-name="T260"><text:s/>для<text:s/></text:span><text:span text:style-name="T261">эвакуации<text:s/></text:span><text:span text:style-name="T262">спускаемого аппарата</text:span><text:span text:style-name="T263"><text:s/>принимает Руководитель поисково-спасательных работ в районе<text:s/></text:span><text:soft-page-break/><text:span text:style-name="T264">поис</text:span><text:span text:style-name="T265">ка</text:span><text:span text:style-name="T266"><text:s/>исходя из анализа фактических метеоусловий и прогноза погоды, а также условий обеспеч</text:span><text:span text:style-name="T267">е</text:span><text:span text:style-name="T268">ния безопасности выполнения полётов. При отсутствии возможности примене</text:span><text:span text:style-name="T269">ния вертолётов по метеоусловиям</text:span><text:span text:style-name="T270"><text:s/>доставка оперативно-технической группы на место приземления спускаемого аппарата осуществляется<text:s/></text:span><text:span text:style-name="T271">автотранспортом</text:span><text:span text:style-name="T272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left="0.5in">
        <style:tab-stops/>
      </style:paragraph-properties>
      <style:text-properties style:font-name="Cambria" fo:font-weight="bold" style:font-weight-asian="bold" style:font-weight-complex="bold" fo:color="#365F91" fo:font-size="14pt" style:font-size-asian="14pt" style:font-size-complex="14pt" fo:language="en" fo:country="US" style:language-asian="en" style:country-asian="US" style:language-complex="en" style:country-complex="US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left="0.5in">
        <style:tab-stops/>
      </style:paragraph-properties>
      <style:text-properties style:font-name="Cambria" fo:font-weight="bold" style:font-weight-asian="bold" style:font-weight-complex="bold" fo:color="#4F81BD" fo:font-size="13pt" style:font-size-asian="13pt" style:font-size-complex="13pt" fo:language="en" fo:country="US" style:language-asian="en" style:country-asian="US" style:language-complex="en" style:country-complex="US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left="0.5in">
        <style:tab-stops/>
      </style:paragraph-properties>
      <style:text-properties style:font-name="Cambria" fo:font-weight="bold" style:font-weight-asian="bold" style:font-weight-complex="bold" fo:color="#4F81BD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 fo:margin-left="0.5in">
        <style:tab-stops/>
      </style:paragraph-properties>
      <style:text-properties style:font-name="Cambria" fo:font-weight="bold" style:font-weight-asian="bold" style:font-weight-complex="bold" fo:font-style="italic" style:font-style-asian="italic" style:font-style-complex="italic" fo:color="#4F81BD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 fo:margin-left="0.5in">
        <style:tab-stops/>
      </style:paragraph-properties>
      <style:text-properties style:font-name="Cambria" fo:color="#243F60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left="0.5in">
        <style:tab-stops/>
      </style:paragraph-properties>
      <style:text-properties style:font-name="Cambria" fo:font-style="italic" style:font-style-asian="italic" style:font-style-complex="italic" fo:color="#243F60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 fo:margin-left="0.5in">
        <style:tab-stops/>
      </style:paragraph-properties>
      <style:text-properties style:font-name="Cambria" fo:font-style="italic" style:font-style-asian="italic" style:font-style-complex="italic" fo:color="#404040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1388in" fo:margin-left="0.5in">
        <style:tab-stops/>
      </style:paragraph-properties>
      <style:text-properties style:font-name="Cambria" fo:color="#4F81BD" fo:font-size="10pt" style:font-size-asian="10pt" style:font-size-complex="10pt" fo:language="en" fo:country="US" style:language-asian="en" style:country-asian="US" style:language-complex="en" style:country-complex="US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 fo:margin-left="0.5in">
        <style:tab-stops/>
      </style:paragraph-properties>
      <style:text-properties style:font-name="Cambria" fo:font-style="italic" style:font-style-asian="italic" style:font-style-complex="italic" fo:color="#404040" fo:font-size="10pt" style:font-size-asian="10pt" style:font-size-complex="10pt" fo:language="en" fo:country="US" style:language-asian="en" style:country-asian="US" style:language-complex="en" style:country-complex="US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Times New Roman" style:font-name-complex="Times New Roman" fo:color="#243F60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left="0.5in">
        <style:tab-stops/>
      </style:paragraph-properties>
      <style:text-properties style:font-name="Calibri" style:font-name-asian="Calibri" fo:font-weight="bold" style:font-weight-asian="bold" style:font-weight-complex="bold" fo:color="#4F81BD" fo:font-size="9pt" style:font-size-asian="9pt" style:font-size-complex="9pt" fo:language="en" fo:country="US" style:language-asian="en" style:country-asian="US" style:language-complex="en" style:country-complex="US" fo:hyphenate="false"/>
    </style:style>
    <style:style style:name="Название" style:display-name="Название" style:family="paragraph" style:parent-style-name="Обычный" style:next-style-name="Обычный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margin-left="0.5in">
        <style:tab-stops/>
      </style:paragraph-properties>
      <style:text-properties style:font-name="Cambria" fo:color="#17365D" fo:letter-spacing="0.0034in" style:letter-kerning="true" fo:font-size="26pt" style:font-size-asian="26pt" style:font-size-complex="26pt" fo:language="en" fo:country="US" style:language-asian="en" style:country-asian="US" style:language-complex="en" style:country-complex="US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Подзаголовок" style:display-name="Подзаголовок" style:family="paragraph" style:parent-style-name="Обычный" style:next-style-name="Обычный">
      <style:paragraph-properties fo:margin-left="0.5in">
        <style:tab-stops/>
      </style:paragraph-properties>
      <style:text-properties style:font-name="Cambria" fo:font-style="italic" style:font-style-asian="italic" style:font-style-complex="italic" fo:color="#4F81BD" fo:letter-spacing="0.0104in" fo:language="en" fo:country="US" style:language-asian="en" style:country-asian="US" style:language-complex="en" style:country-complex="US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Безинтервала" style:display-name="Без интервала" style:family="paragraph">
      <style:paragraph-properties fo:margin-left="0.5in">
        <style:tab-stops/>
      </style:paragraph-properties>
      <style:text-properties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="Calibri" style:font-name-asian="Calibri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Цитата2" style:display-name="Цитата 2" style:family="paragraph" style:parent-style-name="Обычный" style:next-style-name="Обычный">
      <style:paragraph-properties fo:margin-left="0.5in">
        <style:tab-stops/>
      </style:paragraph-properties>
      <style:text-properties style:font-name="Calibri" style:font-name-asian="Calibri" fo:font-style="italic" style:font-style-asian="italic" style:font-style-complex="italic" fo:color="#000000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000000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="Calibri" style:font-name-asian="Calibri" fo:font-weight="bold" style:font-weight-asian="bold" style:font-weight-complex="bold" fo:font-style="italic" style:font-style-asian="italic" style:font-style-complex="italic" fo:color="#4F81BD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808080"/>
    </style:style>
    <style:style style:name="Сильноевыделение" style:display-name="Сильное выделение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аяссылка" style:display-name="Слабая ссылка" style:family="text" style:parent-style-name="Основнойшрифтабзаца">
      <style:text-properties fo:font-variant="small-caps" fo:color="#C0504D" style:text-underline-type="single" style:text-underline-style="solid" style:text-underline-width="auto" style:text-underline-mode="continuous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style:style style:name="Обычный1" style:display-name="Обычный1" style:family="paragraph">
      <style:paragraph-properties fo:text-align="justify" fo:text-indent="0.3937in"/>
      <style:text-properties style:font-name="Times New Roman" style:font-name-asian="Times New Roman" fo:font-size="12pt" style:font-size-asian="12pt" fo:hyphenate="false"/>
    </style:style>
    <style:style style:name="ТЗ_текст" style:display-name="ТЗ_текст" style:family="paragraph" style:auto-update="true">
      <style:paragraph-properties fo:text-indent="0.25in"/>
      <style:text-properties style:font-name="Times New Roman" style:font-name-asian="Times New Roman" fo:font-size="14pt" style:font-size-asian="14pt" fo:hyphenate="false"/>
    </style:style>
    <style:style style:name="Основнойтекст" style:display-name="Основной текст" style:family="paragraph" style:parent-style-name="Обычный">
      <style:paragraph-properties fo:widows="0" fo:orphans="0" fo:text-align="justify" fo:margin-top="0.0416in" fo:text-indent="0.4722in"/>
      <style:text-properties fo:font-size="14pt" style:font-size-asian="14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fo:font-weight="bold" style:font-weight-asian="bold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944in" text:min-label-width="0.25in"/>
      </text:list-level-style-number>
      <text:list-level-style-number text:level="2" text:style-name="WW_CharLFO1LVL2" style:num-suffix="." style:num-format="1">
        <style:list-level-properties text:space-before="1.1437in" text:min-label-width="0.25in"/>
      </text:list-level-style-number>
      <text:list-level-style-number text:level="3" style:num-suffix="." style:num-format="i">
        <style:list-level-properties fo:text-align="end" text:space-before="1.7687in" text:min-label-width="0.125in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fo:text-align="end" text:space-before="3.2687in" text:min-label-width="0.125in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fo:text-align="end" text:space-before="4.7687in" text:min-label-width="0.125in"/>
      </text:list-level-style-number>
    </text:list-style>
    <text:list-style style:name="LFO2">
      <text:list-level-style-bullet text:level="1" text:style-name="WW_CharLFO2LVL1" text:bullet-char="">
        <style:list-level-properties text:space-before="0.7222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22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22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22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22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22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22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22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222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text:style-name="WW_CharLFO3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">
        <style:list-level-properties text:space-before="0.6437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6979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.1979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6979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1979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6979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1979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6979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1979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6979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8944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3944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8944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3944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8944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3944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894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394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4</dc:title>
    <meta:initial-creator>Евгений</meta:initial-creator>
    <dc:creator>Alexey Martynov</dc:creator>
    <meta:creation-date>2018-03-13T11:27:00Z</meta:creation-date>
    <dc:date>2018-03-13T11:27:00Z</dc:date>
    <meta:template xlink:href="Normal" xlink:type="simple"/>
    <meta:editing-cycles>2</meta:editing-cycles>
    <meta:editing-duration>PT0S</meta:editing-duration>
    <meta:document-statistic meta:page-count="3" meta:paragraph-count="10" meta:word-count="783" meta:character-count="5242" meta:row-count="37" meta:non-whitespace-character-count="4469"/>
  </office:meta>
</office:document-meta>
</file>